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itField.clearShort( short ho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tField.isSet( int ho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tField.getRawValue( int ho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tField.setShort( short ho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tField.setBoolean( int holder , boolean fla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tField.set( int ho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tField.setShortValue( short holder , shor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tField.setByteBoolean( byte holder , boolean fla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tField.clearByte( byte ho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tField.setShortBoolean( short holder , boolean fla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tField.setValue( int holder ,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tField.getValue( int ho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tField.getShortValue( short ho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tField.BitField( int mask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itField.setByte( byte ho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tField.isAllSet( int ho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tField.getShortRawValue( short ho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tField.clear( int ho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